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font-size-complex="16pt"/>
    </style:style>
    <style:style style:name="P3" style:parent-style-name="Párrafodelista" style:list-style-name="LFO1" style:family="paragraph"/>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Normal" style:family="paragraph">
      <style:text-properties fo:font-weight="bold" style:font-weight-asian="bold" fo:font-size="16pt" style:font-size-asian="16pt" style:font-size-complex="16pt"/>
    </style:style>
    <style:style style:name="P8" style:parent-style-name="Párrafodelista" style:list-style-name="LFO2" style:family="paragraph"/>
    <style:style style:name="P9" style:parent-style-name="Párrafodelista" style:list-style-name="LFO2" style:family="paragraph"/>
    <style:style style:name="P10" style:parent-style-name="Párrafodelista" style:list-style-name="LFO2" style:family="paragraph"/>
    <style:style style:name="P11" style:parent-style-name="Párrafodelista" style:list-style-name="LFO2" style:family="paragraph"/>
    <style:style style:name="P12" style:parent-style-name="Párrafodelista" style:list-style-name="LFO2" style:family="paragraph"/>
    <style:style style:name="P13" style:parent-style-name="Párrafodelista" style:list-style-name="LFO2" style:family="paragraph"/>
    <style:style style:name="P14" style:parent-style-name="Párrafodelista" style:list-style-name="LFO2" style:family="paragraph"/>
    <style:style style:name="P15" style:parent-style-name="Párrafodelista" style:list-style-name="LFO2" style:family="paragraph"/>
    <style:style style:name="P16" style:parent-style-name="Normal" style:family="paragraph">
      <style:text-properties fo:font-weight="bold" style:font-weight-asian="bold" fo:font-size="16pt" style:font-size-asian="16pt" style:font-size-complex="16pt"/>
    </style:style>
    <style:style style:name="P17" style:parent-style-name="Párrafodelista" style:list-style-name="LFO3" style:family="paragraph">
      <style:paragraph-properties fo:text-align="justify"/>
    </style:style>
    <style:style style:name="P18" style:parent-style-name="Párrafodelista" style:list-style-name="LFO3" style:family="paragraph">
      <style:paragraph-properties fo:text-align="justify"/>
    </style:style>
    <style:style style:name="P19" style:parent-style-name="Párrafodelista" style:list-style-name="LFO3" style:family="paragraph">
      <style:paragraph-properties fo:text-align="justify"/>
    </style:style>
    <style:style style:name="P20" style:parent-style-name="Párrafodelista" style:list-style-name="LFO3" style:family="paragraph"/>
    <style:style style:name="P21" style:parent-style-name="Párrafodelista" style:list-style-name="LFO3" style:family="paragraph"/>
    <style:style style:name="P22" style:parent-style-name="Párrafodelista" style:list-style-name="LFO3" style:family="paragraph"/>
    <style:style style:name="P23" style:parent-style-name="Párrafodelista" style:family="paragraph">
      <style:paragraph-properties fo:text-align="justify"/>
    </style:style>
    <style:style style:name="P24" style:parent-style-name="Párrafodelista" style:family="paragraph">
      <style:paragraph-properties fo:text-align="justify"/>
    </style:style>
    <style:style style:name="P25" style:parent-style-name="Párrafodelista"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office:automatic-styles>
  <office:body>
    <office:text text:use-soft-page-breaks="true">
      <text:p text:style-name="P1">Requisitos (en crudo):</text:p>
      <text:p text:style-name="P2">Aplicación cocina:</text:p>
      <text:list text:style-name="LFO1" text:continue-numbering="true">
        <text:list-item>
          <text:p text:style-name="P3">En cocina, cada plato se muestra con los ingredientes y condimentos que tiene (avisando de los eliminados), además de las opciones de preparado que haya elegido el cliente (poco hecho…) -<text:s/>Funcional</text:p>
        </text:list-item>
      </text:list>
      <text:p text:style-name="Párrafodelista"/>
      <text:list text:style-name="LFO1" text:continue-numbering="true">
        <text:list-item>
          <text:p text:style-name="P4">Los platos se irán agrupando por mesas conforme vayan llegando a cocina. - Funcional</text:p>
        </text:list-item>
      </text:list>
      <text:p text:style-name="Párrafodelista"/>
      <text:list text:style-name="LFO1" text:continue-numbering="true">
        <text:list-item>
          <text:p text:style-name="P5">Cada plato tiene que tener información de cuando se pidió y cuando se entregó, y además ordenarse según el tiempo de cuando se pidió. - Funcional</text:p>
        </text:list-item>
      </text:list>
      <text:p text:style-name="Párrafodelista"/>
      <text:list text:style-name="LFO1" text:continue-numbering="true">
        <text:list-item>
          <text:p text:style-name="P6">Si un plato<text:s/>de una mesa se pide mas tarde que el resto, pero aun no se han entregado los platos de esa mesa, se adelantará el nuevo plato en la cola de preparación para poder entregarlo todos a la vez. – No Funcional</text:p>
        </text:list-item>
      </text:list>
      <text:p text:style-name="Párrafodelista"/>
      <text:p text:style-name="P7">Aplicación cliente:</text:p>
      <text:list text:style-name="LFO2" text:continue-numbering="true">
        <text:list-item>
          <text:p text:style-name="P8">El cliente tiene la elección de pagar en cualquier momento. - Funcional</text:p>
        </text:list-item>
      </text:list>
      <text:p text:style-name="Párrafodelista"/>
      <text:list text:style-name="LFO2" text:continue-numbering="true">
        <text:list-item>
          <text:p text:style-name="P9">La aplicación debe tener la opción de elegir entre varios idiomas: Español, Inglés, ruso, chino… - Funcional</text:p>
        </text:list-item>
      </text:list>
      <text:p text:style-name="Párrafodelista"/>
      <text:list text:style-name="LFO2" text:continue-numbering="true">
        <text:list-item>
          <text:p text:style-name="P10">Los platos pueden ir siendo seleccionados con una serie de alternativas que ya vienen prefijas en la aplicación (hecho, poco hecho, con mucho picante o con poco, etc.). También habrá opciones para veganos, celiacos etc. - Funcional</text:p>
        </text:list-item>
      </text:list>
      <text:p text:style-name="Normal"/>
      <text:list text:style-name="LFO2" text:continue-numbering="true">
        <text:list-item>
          <text:p text:style-name="P11">El pago puede realizarse en efectivo (llamando a un camarero) o por tarjeta de crédito.- Funcional <text:s/></text:p>
        </text:list-item>
      </text:list>
      <text:p text:style-name="Párrafodelista"/>
      <text:list text:style-name="LFO2" text:continue-numbering="true">
        <text:list-item>
          <text:p text:style-name="P12">Debe haber un botón<text:s/>para llamar a un metre (jefe de sala). - Funcional</text:p>
        </text:list-item>
      </text:list>
      <text:p text:style-name="Párrafodelista"/>
      <text:list text:style-name="LFO2" text:continue-numbering="true">
        <text:list-item>
          <text:p text:style-name="P13">En la aplicación se podrá ver el estado de todos los productos solicitados (pedido, en preparación o entregado). - Funcional</text:p>
        </text:list-item>
      </text:list>
      <text:p text:style-name="Párrafodelista"/>
      <text:soft-page-break/>
      <text:list text:style-name="LFO2" text:continue-numbering="true">
        <text:list-item>
          <text:p text:style-name="P14">El cliente puede eliminar un producto pedido siempre que no se encuentre en preparación o entregado. - Funcional</text:p>
        </text:list-item>
      </text:list>
      <text:p text:style-name="Párrafodelista"/>
      <text:list text:style-name="LFO2" text:continue-numbering="true">
        <text:list-item>
          <text:p text:style-name="P15">En el exterior habrá una impresora en la que se podrá imprimir la factura si se desea. <text:s text:c="2"/>-Funcional</text:p>
        </text:list-item>
      </text:list>
      <text:p text:style-name="Párrafodelista"/>
      <text:p text:style-name="P16">Aplicación gestión:</text:p>
      <text:list text:style-name="LFO3" text:continue-numbering="true">
        <text:list-item>
          <text:p text:style-name="P17">En sala existen 2 tipos de empleados; los camareros que sirven y los metres (o jefes de sala) que se encargan de atender las necesidades de los clientes. - Funcional</text:p>
        </text:list-item>
        <text:list-item>
          <text:p text:style-name="P18">Los jefes de sala (o metres) tienen permisos para modificar o eliminar una comanda. - Funcional</text:p>
        </text:list-item>
        <text:list-item>
          <text:p text:style-name="P19">Las mesas dispondrán de tres estados: disponible, ocupada y por limpiar. Estos nos indicarán<text:s/>el estado de cada mesa a la hora de gestionar el local. - Funcional</text:p>
        </text:list-item>
        <text:list-item>
          <text:p text:style-name="P20">Llevar un registro de clientes del local. - Funcional</text:p>
        </text:list-item>
        <text:list-item>
          <text:p text:style-name="P21">A partir del registro de cliente, ofrecer información de tiempos que tarda en comer, tiempo que tarda en dejar la mesa libre una vez ha pagado (para hacer estudio estadístico por ejemplo de cuándo se va a ir para que llegue otro cliente).<text:s/>–<text:s/>Funcional</text:p>
        </text:list-item>
        <text:list-item>
          <text:p text:style-name="P22">Habrá un super usuario que se encargará de administrar las cuentas. - Funcional</text:p>
        </text:list-item>
      </text:list>
      <text:p text:style-name="P23"/>
      <text:p text:style-name="P24"/>
      <text:p text:style-name="P25"/>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nrique Lopez Encinas</meta:initial-creator>
    <dc:creator> </dc:creator>
    <meta:creation-date>2019-05-21T17:57:00Z</meta:creation-date>
    <dc:date>2019-05-26T15:15:00Z</dc:date>
    <meta:template xlink:href="Normal" xlink:type="simple"/>
    <meta:editing-cycles>8</meta:editing-cycles>
    <meta:editing-duration>PT4860S</meta:editing-duration>
    <meta:document-statistic meta:page-count="2" meta:paragraph-count="4" meta:word-count="380" meta:character-count="2472" meta:row-count="17" meta:non-whitespace-character-count="2096"/>
  </office:meta>
</office:document-meta>
</file>